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b302" officeooo:paragraph-rsid="000cb302"/>
    </style:style>
    <style:style style:name="P2" style:family="paragraph" style:parent-style-name="Standard">
      <style:text-properties officeooo:rsid="000d82ce" officeooo:paragraph-rsid="000d82ce"/>
    </style:style>
    <style:style style:name="P3" style:family="paragraph" style:parent-style-name="Standard">
      <style:text-properties officeooo:rsid="000f3fca" officeooo:paragraph-rsid="000f3fca"/>
    </style:style>
    <style:style style:name="P4" style:family="paragraph" style:parent-style-name="Standard">
      <style:text-properties officeooo:rsid="0010236d" officeooo:paragraph-rsid="0010236d"/>
    </style:style>
    <style:style style:name="P5" style:family="paragraph" style:parent-style-name="Standard">
      <style:text-properties officeooo:rsid="000cb302" officeooo:paragraph-rsid="000cb302"/>
    </style:style>
    <style:style style:name="P6" style:family="paragraph" style:parent-style-name="Standard">
      <style:text-properties officeooo:rsid="000cb302" officeooo:paragraph-rsid="0012c913"/>
    </style:style>
    <style:style style:name="P7" style:family="paragraph" style:parent-style-name="Standard">
      <style:text-properties officeooo:rsid="000d82ce" officeooo:paragraph-rsid="000cb302"/>
    </style:style>
    <style:style style:name="P8" style:family="paragraph" style:parent-style-name="Standard">
      <style:text-properties officeooo:rsid="000d82ce" officeooo:paragraph-rsid="0015d8b6"/>
    </style:style>
    <style:style style:name="P9" style:family="paragraph" style:parent-style-name="Standard">
      <style:text-properties officeooo:rsid="000f3fca" officeooo:paragraph-rsid="000d82ce"/>
    </style:style>
    <style:style style:name="P10" style:family="paragraph" style:parent-style-name="Standard">
      <style:text-properties officeooo:rsid="000f3fca" officeooo:paragraph-rsid="000f3fca"/>
    </style:style>
    <style:style style:name="P11" style:family="paragraph" style:parent-style-name="Standard">
      <style:text-properties officeooo:rsid="0015d8b6" officeooo:paragraph-rsid="000cb302"/>
    </style:style>
    <style:style style:name="P12" style:family="paragraph" style:parent-style-name="Standard">
      <style:text-properties officeooo:rsid="0015d8b6" officeooo:paragraph-rsid="0015d8b6"/>
    </style:style>
    <style:style style:name="T1" style:family="text">
      <style:text-properties officeooo:rsid="000d82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P1">fulltext, rok, </text:p>
      <text:p text:style-name="P2">rozšířené – všechny parametry</text:p>
      <text:p text:style-name="P11"/>
      <text:p text:style-name="P12"/>
      <text:p text:style-name="P12">pagince</text:p>
      <text:p text:style-name="P12"/>
      <text:p text:style-name="P8"/>
      <text:p text:style-name="P2"/>
      <text:p text:style-name="P2">NAZEV: Pacov v obrazech</text:p>
      <text:p text:style-name="P9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rokop</meta:initial-creator>
    <meta:creation-date>2015-02-08T18:44:46.668002785</meta:creation-date>
    <dc:date>2015-02-09T04:04:03.993799882</dc:date>
    <dc:creator>Martin Prokop</dc:creator>
    <meta:editing-duration>PT2H32M53S</meta:editing-duration>
    <meta:editing-cycles>8</meta:editing-cycles>
    <meta:generator>LibreOffice/4.3.3.2$Linux_x86 LibreOffice_project/430m0$Build-2</meta:generator>
    <meta:document-statistic meta:table-count="0" meta:image-count="0" meta:object-count="0" meta:page-count="1" meta:paragraph-count="4" meta:word-count="10" meta:character-count="74" meta:non-whitespace-character-count="66"/>
  </office:meta>
</office:document-meta>
</file>